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weight="bold" officeooo:rsid="000d0207" officeooo:paragraph-rsid="000d0207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italic" fo:font-weight="bold" officeooo:rsid="000e0498" officeooo:paragraph-rsid="000e049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italic" fo:font-weight="bold" officeooo:rsid="000f0921" officeooo:paragraph-rsid="000f0921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italic" fo:font-weight="bold" officeooo:rsid="001007d5" officeooo:paragraph-rsid="001007d5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italic" fo:font-weight="bold" officeooo:rsid="00112aa9" officeooo:paragraph-rsid="00112aa9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fo:font-weight="normal" officeooo:rsid="000a358e" officeooo:paragraph-rsid="000a358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fo:font-weight="normal" officeooo:rsid="000e0498" officeooo:paragraph-rsid="000e049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fo:font-weight="bold" officeooo:rsid="000d0207" officeooo:paragraph-rsid="000a358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normal" officeooo:rsid="00112aa9" officeooo:paragraph-rsid="00112aa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bold" officeooo:rsid="0014738b" officeooo:paragraph-rsid="00112aa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bold" officeooo:rsid="001546a2" officeooo:paragraph-rsid="001546a2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paragraph-properties fo:margin-top="0.0398in" fo:margin-bottom="0.0398in" loext:contextual-spacing="false"/>
      <style:text-properties style:text-position="0% 100%" fo:font-style="normal" fo:font-weight="bold" officeooo:rsid="0017ac3d" officeooo:paragraph-rsid="0017ac3d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4738b" officeooo:paragraph-rsid="0014738b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48104" officeooo:paragraph-rsid="00148104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normal" fo:font-weight="normal" officeooo:rsid="001546a2" officeooo:paragraph-rsid="001546a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style:text-position="0% 100%" fo:font-style="normal" fo:font-weight="normal" officeooo:rsid="001546a2" officeooo:paragraph-rsid="001546a2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italic" fo:font-weight="normal" officeooo:rsid="0014738b" officeooo:paragraph-rsid="0014738b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margin-top="0.0398in" fo:margin-bottom="0.0398in" loext:contextual-spacing="false"/>
      <style:text-properties style:text-position="0% 100%" fo:font-style="italic" fo:font-weight="normal" officeooo:rsid="00148104" officeooo:paragraph-rsid="00148104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f0921" style:font-style-asian="normal" style:font-weight-asian="normal" style:font-style-complex="normal" style:font-weight-complex="normal"/>
    </style:style>
    <style:style style:name="T4" style:family="text">
      <style:text-properties officeooo:rsid="000b92b4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officeooo:rsid="0017ac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J</text:span>avaScript Algorithms and Data Structures Masterclass</text:p>
      <text:p text:style-name="P6"/>
      <text:p text:style-name="P8">Big O notation</text:p>
      <text:p text:style-name="P3"><text:span text:style-name="T3">I</text:span><text:span text:style-name="T2">t is used to analyze the performance of an algorithm, it can give us a high level understanding of the time or space complexity of an algorithm, it does not care about precision, onl about general trend</text:span></text:p>
      <text:p text:style-name="P2"><text:span text:style-name="T3">I</text:span><text:span text:style-name="T2">t is a way of describing the relationship between the input to a function or as it grows and hot that changes the runtime of that function. </text:span></text:p>
      <text:p text:style-name="P7">It does not matter <text:s/>constant values, only operations, so lie 2 + <text:s/>5 * n /9 it only takes in cout it needs to do 3 operations</text:p>
      <text:p text:style-name="P2"><text:span text:style-name="T2">In notation, you dont set the constants but only the n part, so </text:span><text:span text:style-name="T1">O(5n)</text:span><text:span text:style-name="T2"> is just </text:span><text:span text:style-name="T1">O(n)</text:span><text:span text:style-name="T2"> even if the 5 is an operation and something like </text:span><text:span text:style-name="T1">O(n</text:span><text:span text:style-name="T5">2 </text:span><text:span text:style-name="T7">+ 5n = 8)</text:span><text:span text:style-name="T6"> doesn’t really matter the 5n because the n square is much more important</text:span></text:p>
      <text:p text:style-name="P4"><text:span text:style-name="T6">On arrays the searching qill be </text:span><text:span text:style-name="T7">O(n)</text:span><text:span text:style-name="T6"> because it searches through all the elements, to access it is </text:span><text:span text:style-name="T7">O(1)</text:span><text:span text:style-name="T6"> because it just goes to that place in memory to retreve it, for insertion and removal it depends because if it is on the last element it is </text:span><text:span text:style-name="T7">O(1)</text:span><text:span text:style-name="T6"> but if it is on hte firt element it is </text:span><text:span text:style-name="T7">O(n)</text:span><text:span text:style-name="T6"> because it needs to change all the indexes on every element</text:span></text:p>
      <text:p text:style-name="P4"><text:span text:style-name="T6">On objects the since they don’t have order, the insertion, removal, access will be directly to that spot so </text:span><text:span text:style-name="T7">O(1)</text:span><text:span text:style-name="T6"> but for searching since htere is no order it has to search on all key-values so </text:span><text:span text:style-name="T7">O(n)</text:span></text:p>
      <text:p text:style-name="P5"><text:span text:style-name="T6">the basic array methods like </text:span><text:span text:style-name="T7">push</text:span><text:span text:style-name="T6"> and </text:span><text:span text:style-name="T7">pop</text:span><text:span text:style-name="T6"> are </text:span><text:span text:style-name="T7">O(1)</text:span><text:span text:style-name="T6"> because they are done at the end of it, but pretty much all the rest (</text:span><text:span text:style-name="T7">shift, unshift, concat, splice, slice, forEach, map, filter, reduce, </text:span><text:span text:style-name="T6">etc) are </text:span><text:span text:style-name="T7">O(n)</text:span><text:span text:style-name="T6"> and </text:span><text:span text:style-name="T7">sort</text:span><text:span text:style-name="T6"> is wort, it is </text:span><text:span text:style-name="T7">O(n * log n)</text:span></text:p>
      <text:p text:style-name="P9"/>
      <text:p text:style-name="P10">Probelm solving</text:p>
      <text:list xml:id="list547892327" text:style-name="L1">
        <text:list-item>
          <text:p text:style-name="P17">Understanding the problem:</text:p>
          <text:list>
            <text:list-item>
              <text:p text:style-name="P13">Can I restate the problem in my own words?</text:p>
            </text:list-item>
            <text:list-item>
              <text:p text:style-name="P13">What are the inputs that go into the problem?</text:p>
            </text:list-item>
            <text:list-item>
              <text:p text:style-name="P13">What are the outputs that should come from the solution to the problem?</text:p>
            </text:list-item>
            <text:list-item>
              <text:p text:style-name="P13">Can the outputs be determined from the inputs? (Do I have enough information to solve the problem? --if you can’t answer the question at first it’s ok) </text:p>
            </text:list-item>
            <text:list-item>
              <text:p text:style-name="P13">How should I label the important pieces of data that are part of the problem?</text:p>
            </text:list-item>
          </text:list>
        </text:list-item>
        <text:list-item>
          <text:p text:style-name="P17">Explore concrete examples:</text:p>
          <text:list>
            <text:list-item>
              <text:p text:style-name="P13">Start with simple examples</text:p>
            </text:list-item>
            <text:list-item>
              <text:p text:style-name="P13">Progres to more complex examples</text:p>
            </text:list-item>
            <text:list-item>
              <text:p text:style-name="P13">Explore examples with empty inputs</text:p>
            </text:list-item>
            <text:list-item>
              <text:p text:style-name="P13">Explore examples with invalid inputs</text:p>
            </text:list-item>
          </text:list>
        </text:list-item>
        <text:list-item>
          <text:p text:style-name="P18">Break it down</text:p>
          <text:list>
            <text:list-item>
              <text:p text:style-name="P14">Explicity write out the steps you need to take (comment everything like Jonas)</text:p>
            </text:list-item>
          </text:list>
        </text:list-item>
        <text:list-item>
          <text:p text:style-name="P18">Solve or simplicity</text:p>
          <text:list>
            <text:list-item>
              <text:p text:style-name="P14">If you can’t solve the problem solve a simpler problem</text:p>
            </text:list-item>
            <text:list-item>
              <text:p text:style-name="P14">Find the core difficulty in what you’re trying to do</text:p>
            </text:list-item>
            <text:list-item>
              <text:p text:style-name="P14"><text:soft-page-break/>Temporarily ignore that difficulty </text:p>
            </text:list-item>
            <text:list-item>
              <text:p text:style-name="P14">Write a simplified solution</text:p>
            </text:list-item>
            <text:list-item>
              <text:p text:style-name="P14">Then incorporate that difficulty back in</text:p>
            </text:list-item>
          </text:list>
        </text:list-item>
        <text:list-item>
          <text:p text:style-name="P15">Look back and refactor</text:p>
          <text:list>
            <text:list-item>
              <text:p text:style-name="P15">Can you check the result?</text:p>
            </text:list-item>
            <text:list-item>
              <text:p text:style-name="P15">Can you derive the result differently?</text:p>
            </text:list-item>
            <text:list-item>
              <text:p text:style-name="P15">Can you understand it at a glance?</text:p>
            </text:list-item>
            <text:list-item>
              <text:p text:style-name="P15">Can you use the result or method for some other problem?</text:p>
            </text:list-item>
            <text:list-item>
              <text:p text:style-name="P15">Can you improve the performance of your solution?</text:p>
            </text:list-item>
            <text:list-item>
              <text:p text:style-name="P15">Can you think of other ways to refactor?</text:p>
            </text:list-item>
            <text:list-item>
              <text:p text:style-name="P15">How have other people solved this problem?</text:p>
            </text:list-item>
          </text:list>
        </text:list-item>
      </text:list>
      <text:p text:style-name="P16"/>
      <text:p text:style-name="P11"><text:span text:style-name="T8">Solving problemas patterns</text:span></text:p>
      <text:list xml:id="list543365433" text:style-name="L2">
        <text:list-item>
          <text:p text:style-name="P12"><text:span text:style-name="T1">Frequency counters: It uses objects or sets to collect values/frequencies of valu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9:03:04.961022981</meta:creation-date>
    <dc:date>2022-03-08T15:45:02.559919857</dc:date>
    <meta:editing-duration>PT2H31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552" meta:character-count="2914" meta:non-whitespace-character-count="2425"/>
  </office:meta>
</office:document-meta>
</file>